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de">
      <style:text-properties fo:font-size="10pt" style:font-size-asian="10pt" style:font-size-complex="10pt"/>
    </style:style>
    <style:style style:name="P2" style:family="paragraph" style:parent-style-name="Code">
      <style:paragraph-properties fo:margin-left="0in" fo:margin-right="0in" fo:text-indent="0in" style:auto-text-indent="false"/>
      <style:text-properties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3pt" style:font-size-asian="13pt" style:font-size-complex="13pt"/>
    </style:style>
    <style:style style:name="T7" style:family="text">
      <style:text-properties fo:font-size="13pt" fo:font-weight="normal" style:font-size-asian="13pt" style:font-weight-asian="normal" style:font-size-complex="13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proglet” game</text:h>
      <text:p text:style-name="Standard"/>
      <text:p text:style-name="Standard">Index</text:p>
      <text:list xml:id="list2032944292" text:style-name="L6">
        <text:list-item>
          <text:p text:style-name="P10">Coder un jeu : structure de votre programme</text:p>
        </text:list-item>
        <text:list-item>
          <text:p text:style-name="P10">Les nouveaux objets : Sprite, Oval, Rect, etc.</text:p>
        </text:list-item>
        <text:list-item>
          <text:p text:style-name="P10">La gestion des collections</text:p>
        </text:list-item>
        <text:list-item>
          <text:p text:style-name="P10">La gestion des évènements</text:p>
        </text:list-item>
        <text:list-item>
          <text:p text:style-name="P10">Le gestion des évènements de collection</text:p>
        </text:list-item>
        <text:list-item>
          <text:p text:style-name="P10">La gestion des collisions</text:p>
        </text:list-item>
        <text:list-item>
          <text:p text:style-name="P10">Les HUD</text:p>
        </text:list-item>
      </text:list>
      <text:p text:style-name="Standard"/>
      <text:p text:style-name="Standard">Cette proglet permet de créer des petits jeux vidéo facilement pour s'initier à la programmation.</text:p>
      <text:p text:style-name="Standard">Elle met à disposition deux fonctionnalités principales : </text:p>
      <text:list xml:id="list637819677" text:style-name="L1">
        <text:list-item>
          <text:p text:style-name="P3">La gestion intelligente des évènements</text:p>
        </text:list-item>
        <text:list-item>
          <text:p text:style-name="P3">La gestion du dessin d'images (“sprites”)</text:p>
        </text:list-item>
        <text:list-item>
          <text:p text:style-name="P3">La gestion des collections (Group – field – foreach)</text:p>
        </text:list-item>
      </text:list>
      <text:p text:style-name="Standard"/>
      <text:h text:style-name="Heading_20_1" text:outline-level="1">Coder un jeu : structure de votre programme</text:h>
      <text:h text:style-name="Heading_20_2" text:outline-level="2">La boucle principale</text:h>
      <text:p text:style-name="Text_20_body">Contrairement à un programme normal, le temps d'exécution d'un jeu n'est pas fixé : il peut durer quelques secondes comme plusieurs heures. De plus, certaines actions doivent être répétées, mais pas forcément dans le même ordre. Par exemple, le joueur perd une vie, puis l'ennemi en perd deux, puis meurt, et enfin le joueur perd encore une vie. L'ordre de ces évènements dépend hautement des actions de l'utilisateur sur le clavier et la souris. Ceci oblige à faire ce qu'on appelle une <text:span text:style-name="T1">boucle principale</text:span><text:span text:style-name="T2">. Il s'agit d'une boucle infinie qui s'exécute tant que le jeu n'est pas terminé. Cette boucle vérifie tous les évènements et y réagit si nécessaire. Un des rôles de cette boucle est de dessiner l'écran. Une fois que la boucle se termine, l'affichage est mis à jour. Il faut donc que cette boucle tourne très rapidement pour avoir un affichage fluide. Par exemple, pour avoir une cadence de rafraîchissement de 30 </text:span><text:span text:style-name="T1">fps</text:span><text:span text:style-name="T2"> (Frames Per Seconde, rafraîchissements par seconde), la boucle principale doit mettre moins de 1/30e de seconde à s'exécuter. Voici un exemple de jeu avec une boucle principale :</text:span></text:p>
      <text:p text:style-name="Code">position=0</text:p>
      <text:p text:style-name="Code">vie=5</text:p>
      <text:p text:style-name="Code">En boucle : </text:p>
      <text:p text:style-name="Code"><text:tab/>Si la touche droite est enfoncée</text:p>
      <text:p text:style-name="Code"><text:tab/><text:tab/>position=position+1</text:p>
      <text:p text:style-name="Code"><text:tab/>Sinon</text:p>
      <text:p text:style-name="Code"><text:tab/><text:tab/>Si la touche gauche est enfoncée</text:p>
      <text:p text:style-name="Code"><text:tab/><text:tab/><text:tab/>position=position-1</text:p>
      <text:p text:style-name="Code"><text:tab/>Si le joueur touche l'ennemi</text:p>
      <text:p text:style-name="Code"><text:tab/><text:tab/>vie=vie-1</text:p>
      <text:p text:style-name="Code"><text:tab/>Si le joueur a moins de 1 point de vie</text:p>
      <text:p text:style-name="Code"><text:tab/><text:tab/>Afficher l'écran de Game Over</text:p>
      <text:p text:style-name="Code"><text:span text:style-name="T2"><text:tab/>Afficher l'image du joueur à la nouvelle position<text:tab/></text:span></text:p>
      <text:p text:style-name="Text_20_body"><text:span text:style-name="T2"/></text:p>
      <text:p text:style-name="Text_20_body"><text:soft-page-break/><text:span text:style-name="T2">Aide sur les notations : l'opérateur d'affectation (=) est utilisé en programmation : </text:span></text:p>
      <text:p text:style-name="Code"><text:span text:style-name="T2">vie=0</text:span></text:p>
      <text:p text:style-name="Standard"><text:span text:style-name="T2">Signifie qu'on </text:span><text:span text:style-name="T1">affecte</text:span><text:span text:style-name="T2"> à la </text:span><text:span text:style-name="T1">variable</text:span><text:span text:style-name="T2"> 'vie' la valeur 0. Après l'instruction, la variable 'vie' aura pour valeur 0 (si vous avez besoin d'un rappel sur les variables, voir la proglet 'Ingrédients des algorithmes'). L'instruction </text:span></text:p>
      <text:p text:style-name="Code"><text:span text:style-name="T2">vie=vie-1</text:span></text:p>
      <text:p text:style-name="Standard"><text:span text:style-name="T2">Signifie donc qu'on affecte à la variable 'vie' la valeur 'vie-1'. On appelle cela une </text:span><text:span text:style-name="T1">décrémentation</text:span><text:span text:style-name="T2"> : si 'vie' valait 4 avant l'instruction, elle vaut maintenant 3. l'opération inverse (ajouter 1) s'appelle </text:span><text:span text:style-name="T1">l'incrémentation</text:span><text:span text:style-name="T2">.</text:span></text:p>
      <text:h text:style-name="Heading_20_2" text:outline-level="2">Programmation procédurale ou évènementielle ?</text:h>
      <text:p text:style-name="Text_20_body">Il existe deux façons principales de programmer un jeu : l'approche procédurale et l'approche évènementielle. J'approche procédurale consiste à définir dans l'ordre logique les instructions à effectuer. Par exemple : </text:p>
      <text:p text:style-name="Code">0 -&gt; position</text:p>
      <text:p text:style-name="Code">En boucle : </text:p>
      <text:p text:style-name="Code"><text:tab/>Si la touche droite est enfoncée</text:p>
      <text:p text:style-name="Code"><text:tab/><text:tab/>position+1 -&gt; position</text:p>
      <text:p text:style-name="Code"><text:tab/>Sinon</text:p>
      <text:p text:style-name="Code"><text:tab/><text:tab/>Si la touche gauche est enfoncée</text:p>
      <text:p text:style-name="Code"><text:tab/><text:tab/><text:tab/>position-1 -&gt; position</text:p>
      <text:p text:style-name="Code"><text:tab/>Si le joueur touche l'ennemi</text:p>
      <text:p text:style-name="Code"><text:tab/><text:tab/>Retirer un point de vie au joueur</text:p>
      <text:p text:style-name="Code"><text:tab/>Si le joueur a moins de 1 point de vie</text:p>
      <text:p text:style-name="Code"><text:tab/><text:tab/>Afficher l'écran de Game Over</text:p>
      <text:p text:style-name="Code"><text:tab/>Afficher l'image du joueur à la nouvelle position</text:p>
      <text:p text:style-name="Standard">En général on préfère à l'approche procédurale l'approche évènementielle. En effet, cette approche prétend effectuer plusieurs actions en parallèle et simplifie l'ajout de modules au fur et à mesure de l'exécution du code. Exemple : </text:p>
      <text:p text:style-name="Code"/>
      <text:p text:style-name="Code">Afficher l'image du joueur</text:p>
      <text:p text:style-name="Code">En boucle 10 fois :</text:p>
      <text:p text:style-name="Code"><text:tab/>Créer un ennemi</text:p>
      <text:p text:style-name="Code"><text:tab/>Définir ennemi touché = appeler le bloc 'TouchéEnnemi'</text:p>
      <text:p text:style-name="Code"/>
      <text:p text:style-name="Code"/>
      <text:p text:style-name="Code">Bloc 'TouchéEnnemi' :</text:p>
      <text:p text:style-name="Code"><text:tab/>Retirer un point de vie à l'ennemi concerné</text:p>
      <text:p text:style-name="Standard">Avec une gestion procédurale, on aurait dû stocker la liste des ennemis en mémoire, puis tester à chaque boucle la position de chaque ennemi pour vérifier s'il est touché. Grâce à la programmation évènementielle, l'ordinateur se débrouille ! De plus, il peut traiter plusieurs évènements en même temps comme par exemple jouer un son, gérer la physique etc.</text:p>
      <text:p text:style-name="Standard"/>
      <text:p text:style-name="Standard">Java's Cool permet d'utiliser les deux types de programmation mais l'accent sera mis dans ce document sur l'approche évènementielle car l'approche procédurale n'apporte rien de nouveau par rapport aux autres proglets.</text:p>
      <text:h text:style-name="Heading_20_1" text:outline-level="1">Les nouveaux objets</text:h>
      <text:p text:style-name="Text_20_body">La proglet 'game' simplifie l'affichage d'image, la lecture de sons et la gestion de la souris et du clavier en offrant des nouveaux types d'objets.</text:p>
      <text:h text:style-name="Heading_20_2" text:outline-level="2"><text:soft-page-break/>L'objet 'Sprite'</text:h>
      <text:p text:style-name="Text_20_body">Un sprite est une image positionnable sur l'écran. Il possède donc une taille, une image et une position. On peut l'utiliser de la façon suivante : </text:p>
      <text:p text:style-name="Code">//Les deux lignes suivantes peuvent être écrites : Sprite s=new Sprite(0,0,100,100) ;</text:p>
      <text:p text:style-name="Code">Sprite s ;</text:p>
      <text:p text:style-name="Code">s=new Sprite(0,0,100,100) ;<text:tab/>//On définit la position du sprite à (0,0) et sa taille à 100x100</text:p>
      <text:p text:style-name="Code">/*Les coordonnées et tailles sont toujours comptées en pixels : Il y a en gros une qurantaine de pixels par centimètre sur votre écran. La position est comptée à partir du coin supérieur gauche de votre écran : l'axe x est horizontal vers la droite et l'axe y vertical vers le bas.*/</text:p>
      <text:p text:style-name="Code">s.load(''monimage.png'') ;<text:tab/>//On charge une image qui est maintenant affichée à l'écran</text:p>
      <text:p text:style-name="Code">s.position(20,20) ;<text:tab/>//On déplace l'image</text:p>
      <text:p text:style-name="Code">s.scale(50,50) ;<text:tab/><text:tab/>//On modifie la taille de l'image</text:p>
      <text:p text:style-name="Code">int x=s.getX() ;</text:p>
      <text:p text:style-name="Code">int y=s.getY() ;<text:tab/><text:tab/>//x et y contiennent maintenant la position du sprite</text:p>
      <text:p text:style-name="Code">int w=s.getWidth() ;<text:tab/><text:tab/></text:p>
      <text:p text:style-name="Code">int h=s.getHeight() ;<text:tab/>//w et h contiennent maintenant la taille du sprite</text:p>
      <text:p text:style-name="Code">s.hide()<text:tab/><text:tab/><text:tab/>/*Le sprite est maintenant invisible (mais il peut encore reçevoir des <text:tab/><text:tab/><text:tab/><text:tab/><text:tab/>évènements (voir la section évènements pour plus d'infos)*/</text:p>
      <text:p text:style-name="Code">s.destroy()<text:tab/><text:tab/>//Le sprite est invisible et ne reçoit plus d'évènements</text:p>
      <text:h text:style-name="Heading_20_2" text:outline-level="2">L'objet 'Oval'</text:h>
      <text:p text:style-name="Text_20_body">Cet objet représente un ovale positionnable sur l'écran. Il possède une taille et une position et peut être plein ou non. Voici un code d'exemple (seules les différences avec le type 'Sprite' sont commentées : </text:p>
      <text:p text:style-name="Code">Oval o1 ;</text:p>
      <text:p text:style-name="Code">o1=new Oval(0,0,50,50) ;<text:tab/><text:tab/><text:tab/>//Crée un ovale non-rempli</text:p>
      <text:p text:style-name="Code">Oval o2=new Oval(0,0,50,50,false) ;<text:tab/>//Idem</text:p>
      <text:p text:style-name="Code">Oval o3=new Oval(0,0,50,50,true) ;<text:tab/>//Crée un ovale rempli</text:p>
      <text:p text:style-name="Code">o1.position(20,20) ;</text:p>
      <text:p text:style-name="Code">o1.scale(30,30) ;</text:p>
      <text:p text:style-name="Code">int x=o1.getX() ; int y=o1.getY() ;</text:p>
      <text:p text:style-name="Code">int w=o1.getXidth() ; int h=o1.getHeight() ;</text:p>
      <text:p text:style-name="Code">o1.hide() ;</text:p>
      <text:p text:style-name="Code">o1.destroy() ;</text:p>
      <text:p text:style-name="Standard">La position d'un ovale n'est pas celle de son centre mais celle du coin supérieur-gauche du rectangle immaginaire dont tous les côtés touchent l'ovale en un point. Idem pour la taille.</text:p>
      <text:p text:style-name="Standard">Remarque : un ovale dont la largeur est égale à la hauteur est un cercle ou un disque.</text:p>
      <text:h text:style-name="Heading_20_2" text:outline-level="2">L'objet 'Rect'</text:h>
      <text:p text:style-name="Text_20_body">Il se crée et s'utilise exactement comme l'objet 'Oval' mais représente un rectangle</text:p>
      <text:h text:style-name="Heading_20_1" text:outline-level="1">Gestion intelligente des évènements</text:h>
      <text:p text:style-name="Standard">La proglet permet de définir une fonction à exécuter lorsqu'un évènement se produit. Par exemple, on pourrait appeler la fonction tirer lorsque le joueur clique. Pour cela, on utilisera la syntaxe : </text:p>
      <text:p text:style-name="Code">onClick(“tirer”);</text:p>
      <text:p text:style-name="Standard">Cette instruction se place généralement en début de programme. En effet, elle ne déclenche pas d'évènement, elle prévient juste l'ordinateur qu'il faudra appeler telle fonction si l'utilisateur clique. La fonction tirer doit être définie : </text:p>
      <text:p text:style-name="Code">void tirer() {</text:p>
      <text:p text:style-name="Code"><text:tab/>println(“x=”+mouseX()+” y=”+mouseY());</text:p>
      <text:p text:style-name="Code"><text:soft-page-break/>}</text:p>
      <text:p text:style-name="Code"/>
      <text:h text:style-name="Heading_20_2" text:outline-level="2">Les types d'évènements</text:h>
      <text:p text:style-name="Standard">Un évènement est une action du joueur – clic, mouvement de souris, appui d'une touche clavier – qui provoque une action dans le programme. Par exemple, on peut faire en sorte de provoquer l'arrêt du programme lors de l'appui sur la touche Echap. Il y a deux types d'évènements : </text:p>
      <text:p text:style-name="Standard"/>
      <text:h text:style-name="Heading_20_3" text:outline-level="3">Les évènements globaux</text:h>
      <text:p text:style-name="P8">Ils sont déclenchés lorsqu'une action a lieu n'importe où dans la zone de jeu. Par exemple, si le joueur doit se déplacer lorsque l'utilisateur bouge la souris, alors c'est un évènement global : peu importe où est la souris, il faut réagir si elle bouge. Pour déclarer un évènement global (dire qu'un faut y réagir), on utilise les <text:bookmark-start text:name="__DdeLink__72_1746738779"/><text:span text:style-name="T1">fonctions d'évènement listées en annexe</text:span> (par exemple onClick ou encore onMouseMove).<text:bookmark-end text:name="__DdeLink__72_1746738779"/> Ces fonctions sont en général appelées au début du programme. Elles sont appellées avec un seul paramètre : le nom de la <text:span text:style-name="T1">fonction de callback</text:span> (voir section ci-dessous). C'est la fonction qui est exécutée lorsque l'évènement est déclenché.</text:p>
      <text:p text:style-name="P8"/>
      <text:h text:style-name="Heading_20_3" text:outline-level="3">Les évènements spécifiques</text:h>
      <text:p text:style-name="Standard"><text:span text:style-name="T3">Les évènements spécifiques sont déclenchés lorsqu'une action a lieu à un endroit précis de la zone de jeu. Par exemple, si l'ennemi doit disparaître lorsque l'utilisateur clique dessus, alors c'est un évènement spécifique : l'évènement ne doit être déclenché que si le clic a lieu sur l'ennemi. De plus, seul l'ennemi sur lequel on a cliqué doit disparaître. Pour déclarer un évènement spécifique, on utilise les </text:span><text:span text:style-name="T4">fonctions d'évènement listées en annexe</text:span><text:span text:style-name="T3"> (par exemple onClick ou encore onMouseMove) </text:span><text:span text:style-name="T4">sur un objet</text:span><text:span text:style-name="T3"> (par exemple un Sprite (une image) ou sur un Oval (un ovale) ou un Rect (un rectangle)). Elles sont appelées avec un paramètre : le nom de la </text:span><text:span text:style-name="T4">fonction de callback</text:span><text:span text:style-name="T3"> (voir section ci-dessous). C'est la fonction qui est exécutée lorsque l'évènement est déclenché.</text:span></text:p>
      <text:p text:style-name="Standard"><text:span text:style-name="T3">Un deuxième paramètre peut être spécifié : s'il vaut 'true' la fonction de callback sera exécutée même si l'évènement n'a pas lieu dans la zone de l'objet. L'utilité d'une telle fonctionnalité est détaillée dans la section 'callback'.</text:span></text:p>
      <text:h text:style-name="Heading_20_2" text:outline-level="2">La fonction de callback</text:h>
      <text:h text:style-name="Heading_20_3" text:outline-level="3">Dans le cas d'un évènement global</text:h>
      <text:p text:style-name="Standard">La conftion de callback est une fonction définie par l'utilisateur qui est appelée automatiquement par le système lorsqu'un évènement se produit. Par exemple, le code : </text:p>
      <text:p text:style-name="Code">onClick(“quitter”);</text:p>
      <text:p text:style-name="Standard">provoque l'appel de la fonction quitter() lorsque le joueur clique dans la zone de jeu. La fonction doit être déclarée 'public' (ou non spécifié) <text:s/>: </text:p>
      <text:p text:style-name="Code">void quitter() {<text:tab/><text:tab/>//OK</text:p>
      <text:p text:style-name="Code">}</text:p>
      <text:p text:style-name="Code">public void quitter() {<text:tab/>//OK</text:p>
      <text:p text:style-name="Code">}</text:p>
      <text:p text:style-name="Code">private void quitter() {<text:tab/>//ERREUR</text:p>
      <text:p text:style-name="Code">}</text:p>
      <text:p text:style-name="Code">protected void quitter() {<text:tab/>//ERREUR</text:p>
      <text:p text:style-name="Code">}</text:p>
      <text:p text:style-name="Standard"><text:soft-page-break/>et doit ne prendre aucun paramètre. Elle peut renvoyer une valeur mais cette dernière ne sera pas prise en compte.</text:p>
      <text:p text:style-name="Standard"/>
      <text:h text:style-name="Heading_20_3" text:outline-level="3">Dans le cas d'un évènenement spécifique</text:h>
      <text:p text:style-name="P9">La fonction de callback d'un évènement spécifique peut reçevoir un paramètre qui est l'objet sur lequel l'évènement a été créé. Ce paramètre doit être du même type que l'objet sur lequel l'évènement a été créé, et cette fonction de callback ne peut donc être utilisée que pour traiter des évènements sur un type d'objets.</text:p>
      <text:p text:style-name="P9">Note : Pour que la fonction main ne se termine pas tout de suite mais laisse le temps aux évènements de se déclencher, il faut bloquer l'exécution du programme indéfiniment. Pour cela on utilise une boucle infinie vide :</text:p>
      <text:p text:style-name="Code">while(true);</text:p>
      <text:p text:style-name="P9">Exemple : </text:p>
      <text:p text:style-name="Code">void avancer(Sprite s) {</text:p>
      <text:p text:style-name="Code"><text:tab/>s.position(s.getX()+1,s.getY());</text:p>
      <text:p text:style-name="Code">}</text:p>
      <text:p text:style-name="Code">void main()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tab/>while(true);</text:p>
      <text:p text:style-name="Code">}</text:p>
      <text:p text:style-name="Standard">(Attention, la fonction random(min,max) n'existe pas encore !)</text:p>
      <text:p text:style-name="Standard">Ce programme affiche cent images au hasard sur l'écran et lorsqu'on clique sur une image, celle-ci avance de 1 pixel vers la droite.</text:p>
      <text:p text:style-name="Standard">Noter qu'un évènement spécifique peut aussi ne pas reçevoir de paramètre : </text:p>
      <text:p text:style-name="Code">void avancer(Sprite s) {</text:p>
      <text:p text:style-name="Code"><text:tab/>s.position(s.getX()+1,s.getY());</text:p>
      <text:p text:style-name="Code">}</text:p>
      <text:p text:style-name="Code">void commencer() {</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Attention, la fonction random(min,max) n'existe pas encore !)</text:p>
      <text:p text:style-name="Standard">Ce programme reprend le jeu précédent, mais le jeu ne démarre qu'après que le joueur ait cliqué sur le bouton affiché. Si on voulait maintenant cacher le bouton start lorsque je jeu a démarré, il faudrait y avoir accès depuis la fonction commencer(). Or, le sprite n'a été déclaré que dans le main. Pour cacher le bouton il y a deux solutions : </text:p>
      <text:list xml:id="list562400510" text:style-name="L7">
        <text:list-item>
          <text:p text:style-name="P11">Placer le sprite du bouton dans une variable globale, c'est-à-dire définie à l'extérieur de la fonction main(). On y a donc accès dans la fonction commencer() : </text:p>
        </text:list-item>
      </text:list>
      <text:p text:style-name="Code"><text:soft-page-break/>void avancer(Sprite s) {</text:p>
      <text:p text:style-name="Code"><text:tab/>s.position(s.getX()+1,s.getY());</text:p>
      <text:p text:style-name="Code">}</text:p>
      <text:p text:style-name="Code">void commencer() {</text:p>
      <text:p text:style-name="Code"><text:tab/>bonto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Sprite bouton;</text:p>
      <text:p text:style-name="Code">void main() {</text:p>
      <text:p text:style-name="Code"><text:tab/>bouton=new Sprite(0,0,100,20);</text:p>
      <text:p text:style-name="Code"><text:tab/>bouton.load(“start.png”);</text:p>
      <text:p text:style-name="Code"><text:tab/>bonton.onClick(“commencer');</text:p>
      <text:p text:style-name="Code"><text:tab/>while(true);</text:p>
      <text:p text:style-name="Code">}</text:p>
      <text:list xml:id="list1988588414" text:continue-numbering="true" text:style-name="L7">
        <text:list-item>
          <text:p text:style-name="P11">Transmettre à la fonction commencer() le bouton cliqué :</text:p>
        </text:list-item>
      </text:list>
      <text:p text:style-name="Code">void avancer(Sprite s) {</text:p>
      <text:p text:style-name="Code"><text:tab/>s.position(s.getX()+1,s.getY());</text:p>
      <text:p text:style-name="Code">}</text:p>
      <text:p text:style-name="Code">void commencer(Sprite btn) {</text:p>
      <text:p text:style-name="Code"><text:tab/>btn.hide();</text:p>
      <text:p text:style-name="Code"><text:tab/>for (int i=0; i&lt;100; i++) {</text:p>
      <text:p text:style-name="Code"><text:tab/><text:tab/>Sprite s=new Sprite(random(0,300),random(0,300),100,100);</text:p>
      <text:p text:style-name="Code"><text:tab/><text:tab/>s.load(“sprite.png”);</text:p>
      <text:p text:style-name="Code"><text:tab/><text:tab/>s.onClick(“avancer”);</text:p>
      <text:p text:style-name="Code"><text:tab/>}</text:p>
      <text:p text:style-name="Code">}</text:p>
      <text:p text:style-name="Code">void main() {</text:p>
      <text:p text:style-name="Code"><text:tab/>Sprite bouton=new Sprite(0,0,100,20);</text:p>
      <text:p text:style-name="Code"><text:tab/>bouton.load(“start.png”);</text:p>
      <text:p text:style-name="Code"><text:tab/>bonton.onClick(“commencer');</text:p>
      <text:p text:style-name="Code"><text:tab/>while(true);</text:p>
      <text:p text:style-name="Code">}</text:p>
      <text:p text:style-name="Standard">On privilégiera en règle générale cette deuxième méthode.</text:p>
      <text:h text:style-name="Heading_20_2" text:outline-level="2">Liste des évènements disponibles</text:h>
      <text:p text:style-name="Standard">Les évènements disponibles sont : </text:p>
      <text:list xml:id="list1248305177" text:style-name="L2">
        <text:list-item>
          <text:p text:style-name="P4">onClick : Called whenever the user clicks within the game area</text:p>
        </text:list-item>
        <text:list-item>
          <text:p text:style-name="P4">onMouseEntered : Called whenever the mouse moves into the game area</text:p>
        </text:list-item>
        <text:list-item>
          <text:p text:style-name="P4">onMouseExited : Called whenever the mouse moves out of the game area</text:p>
        </text:list-item>
        <text:list-item>
          <text:p text:style-name="P4">onMousePressed : Called whenever a mouse button is pressed</text:p>
        </text:list-item>
        <text:list-item>
          <text:p text:style-name="P4">onMouseReleased : Called whenever a mouse button is released</text:p>
        </text:list-item>
        <text:list-item>
          <text:p text:style-name="P4">onMouseDown : Called once per frame if a mouse button is down (one signal will be sent per button)</text:p>
        </text:list-item>
        <text:list-item>
          <text:p text:style-name="P4">onMouseUp : Appelé une fois par frame si un bouton de la souris n'est pas enfoncé (un signal est envoyé pour chaque bouton non enfoncé)</text:p>
        </text:list-item>
        <text:list-item>
          <text:p text:style-name="P4">onMouseMove : Appelé à chaque fois que la souris bouge avec ou sans clic enfoncé</text:p>
        </text:list-item>
        <text:list-item>
          <text:p text:style-name="P4">onMouseDragged : Appelé à chaque fois que la souris bouge avec un clic enfoncé</text:p>
        </text:list-item>
        <text:list-item>
          <text:p text:style-name="P4">onKeyDown : Appelé une fois par frame si une touche du clavier est enfoncée (un signal est <text:soft-page-break/>envoyé par touche enfoncée)</text:p>
        </text:list-item>
        <text:list-item>
          <text:p text:style-name="P4">onKeyUp : Appelé une fois par frame si une touche du clavier n'est pas enfoncée (un signal est envoyé pour chaque touche non enfoncée)</text:p>
        </text:list-item>
        <text:list-item>
          <text:p text:style-name="P4">onKeyPressed : Appelé lorsqu'une touche est pressée</text:p>
        </text:list-item>
        <text:list-item>
          <text:p text:style-name="P4">onKeyReleased : Appelé lorsqu'une touche est relâchée</text:p>
        </text:list-item>
        <text:list-item>
          <text:p text:style-name="P4">onKeyHit : Appelé lorsqu'une touche est pressée puis relâchée</text:p>
        </text:list-item>
        <text:list-item>
          <text:p text:style-name="P4">onFrame : Appelé à chaque frame</text:p>
        </text:list-item>
      </text:list>
      <text:p text:style-name="Standard"/>
      <text:p text:style-name="Standard">Tous les évènements s'utilisent de la même façon. L'évènement onFrame est un peu particulier : il permet de faire un peu de code procédural dans une programme évènementiel. En effet, il est déclenché à toutes les frames, soit environ 30 fois par seconde. On peut l'utiliser par exemple pour tester si deux images sont en collision, ce qui serait impossible sinon car il n'existe pas d'évènement pour cela, ou encore pour déplacer tous les ennemis vers le joueur.</text:p>
      <text:h text:style-name="Heading_20_2" text:outline-level="2"><text:span text:style-name="T5">Les évènements clavier</text:span></text:h>
      <text:p text:style-name="Text_20_body"><text:span text:style-name="T7">Les évènements clavier sont un peu particuliers : déclarés sur un objet ou un groupe, ils ne sont activés que si une touche est enfoncée alors que le pointeur de la souris est sur l'objet ou un objet du groupe. Même si plusieurs touches sont enfoncées, l'évènement n'est déclenché qu'une fois. Cela permet de traiter l'évènement de cette façon : </text:span></text:p>
      <text:p text:style-name="P1"><text:span text:style-name="T2">void deplacement(Sprite s) {</text:span></text:p>
      <text:p text:style-name="P1"><text:span text:style-name="T2"><text:tab/>if (keyDown(''Z'')) {</text:span></text:p>
      <text:p text:style-name="P1"><text:span text:style-name="T2"><text:tab/><text:tab/>s.position(s.getX(),s.getY()-1);</text:span></text:p>
      <text:p text:style-name="P1"><text:span text:style-name="T2"><text:tab/>}</text:span></text:p>
      <text:p text:style-name="P1"><text:span text:style-name="T2"><text:tab/>if (keyDown(''S'')) {</text:span></text:p>
      <text:p text:style-name="P1"><text:span text:style-name="T2"><text:tab/><text:tab/>s.position(s.getX(),s.getY()+1);</text:span></text:p>
      <text:p text:style-name="P1"><text:span text:style-name="T2"><text:tab/>}</text:span></text:p>
      <text:p text:style-name="P1"><text:span text:style-name="T2"><text:tab/>if (keyDown(''Q'')) {</text:span></text:p>
      <text:p text:style-name="P1"><text:span text:style-name="T2"><text:tab/><text:tab/>s.position(g.getX()-1,s.getY());</text:span></text:p>
      <text:p text:style-name="P1"><text:span text:style-name="T2"><text:tab/>}</text:span></text:p>
      <text:p text:style-name="P1"><text:span text:style-name="T2"><text:tab/>if (keyDown(''D'')) {</text:span></text:p>
      <text:p text:style-name="P1"><text:span text:style-name="T2"><text:tab/><text:tab/>s.position(g.getX()+1,s.getY());</text:span></text:p>
      <text:p text:style-name="P1"><text:span text:style-name="T2"><text:tab/>}</text:span></text:p>
      <text:p text:style-name="P1"><text:span text:style-name="T2">}</text:span></text:p>
      <text:p text:style-name="P1"><text:span text:style-name="T2">void main() {</text:span></text:p>
      <text:p text:style-name="P1"><text:span text:style-name="T2"><text:tab/>Sprite s=new Sprite();</text:span></text:p>
      <text:p text:style-name="P1"><text:span text:style-name="T2"><text:tab/>s.load(''elephant.png'');</text:span></text:p>
      <text:p text:style-name="P1"><text:span text:style-name="T2"><text:tab/>s.onKeyDown(''deplacement'');</text:span></text:p>
      <text:p text:style-name="P1"><text:span text:style-name="T2"><text:tab/>while(true);</text:span></text:p>
      <text:p text:style-name="P2"><text:span text:style-name="T2"><text:tab/><text:tab/>}</text:span></text:p>
      <text:p text:style-name="Standard"><text:span text:style-name="T2">Si l'évènement est déclaré comme un événèment global, son comportement est le même : il n'est appelé qu'une fois par frame au maximum. En revanche, il est possible de déclarer un évènement clavier sur un objet de type 'Key' ('touche' en français). Exemple : </text:span></text:p>
      <text:p text:style-name="Code"><text:span text:style-name="T2">Sprite personnage;</text:span></text:p>
      <text:p text:style-name="Code"><text:span text:style-name="T2">void avancer() {</text:span></text:p>
      <text:p text:style-name="Code"><text:span text:style-name="T2"><text:tab/>personnage.position(personnage.getX()+1,personnage.getY());</text:span></text:p>
      <text:p text:style-name="Code"><text:span text:style-name="T2">}</text:span></text:p>
      <text:p text:style-name="Code"><text:span text:style-name="T2">void reculer() {</text:span></text:p>
      <text:p text:style-name="Code"><text:span text:style-name="T2"><text:tab/>personnage.position(personnage.getX()-1,personnage.getY());</text:span></text:p>
      <text:p text:style-name="Code"><text:span text:style-name="T2">}</text:span></text:p>
      <text:p text:style-name="Code"><text:span text:style-name="T2">void main() {</text:span></text:p>
      <text:p text:style-name="Code"><text:span text:style-name="T2"><text:tab/>Key k=new Key(''D'');</text:span></text:p>
      <text:p text:style-name="Code"><text:soft-page-break/><text:span text:style-name="T2"><text:tab/>k.onKeyDown(''avancer'');</text:span></text:p>
      <text:p text:style-name="Code"><text:span text:style-name="T2"><text:tab/>(new Key(''Q'')).onKeyDown(''reculer'');<text:tab/>//Ces deux écritures sont équivalentes</text:span></text:p>
      <text:p text:style-name="Code"><text:span text:style-name="T2">}</text:span></text:p>
      <text:p text:style-name="Standard"><text:span text:style-name="T2">La façon dont vous programmerez vos évènements clavier a peu d'importance : elle dépend du type d'évènement et de vos préférences.</text:span></text:p>
      <text:p text:style-name="Code"><text:span text:style-name="T2"><text:tab/> </text:span></text:p>
      <text:h text:style-name="Heading_20_2" text:outline-level="2"><text:span text:style-name="T5">En règle générale</text:span></text:h>
      <text:list xml:id="list1249549410" text:style-name="L8">
        <text:list-item>
          <text:p text:style-name="P12">Une fonction de callback peut être appelée par plusieurs évènements</text:p>
        </text:list-item>
        <text:list-item>
          <text:p text:style-name="P12">N'oubliez pas que les fonction (y compris de callback peuvent s'inter-appeler)</text:p>
        </text:list-item>
        <text:list-item>
          <text:p text:style-name="P12">Attention ! L'exécution du programme est <text:span text:style-name="T1">bloquée </text:span><text:span text:style-name="T2">tant que la fonction de callback s'exécute (on parle de fonction </text:span><text:span text:style-name="T1">modale</text:span><text:span text:style-name="T2">). Il faut donc se limiter à des fonctions qui ne bloquent pas ou peu l'exécution (évier les sleep(), bannir les boucles infinies, etc.)</text:span></text:p>
        </text:list-item>
      </text:list>
      <text:h text:style-name="Heading_20_1" text:outline-level="1">Gestion des groupes</text:h>
      <text:p text:style-name="Text_20_body">Un groupe est une collection d'objets du même type. Par exemple, on pourrait faire un groupe contenant tous les ennemis et un groupe contenant tous les amis. La création de groupes offre plusieurs avantages : </text:p>
      <text:h text:style-name="Heading_20_2" text:outline-level="2">Pouvoir stocker des éléments</text:h>
      <text:p text:style-name="Text_20_body"><text:span text:style-name="T2">Par exemple, nous avons créé 50 'Sprite' ennemis mais comment tous les stocker ? On pourrait définir les évènements sur chaque ennemi mais ils seraient alors incapables d'interagir entre eux. En effet, lorsque la fonction de callback est appellée, elle reçoit en paramètre l'ennemi concerné, mais il est alors impossible de connaître la liste de tous les ennemis. La seule solution est d'utiliser une collection.</text:span></text:p>
      <text:p text:style-name="Text_20_body"><text:span text:style-name="T2">Note : une variable </text:span><text:span text:style-name="T1">definie</text:span><text:span text:style-name="T2"> (et non </text:span><text:span text:style-name="T1">déclarée</text:span><text:span text:style-name="T2">) directement dans le programme (à l'extérieur de la fonction main() et de toutes les fonctions) est une </text:span><text:span text:style-name="T1">variable globale </text:span><text:span text:style-name="T2">: elle accessible dans tout le programme. Il faut par contre veiller à la </text:span><text:span text:style-name="T1">déclarer</text:span><text:span text:style-name="T2"> avant de l'utiliser (en général dans la fonction main()). Exemple : </text:span></text:p>
      <text:p text:style-name="Code"><text:span text:style-name="T2">Group poissons ;</text:span></text:p>
      <text:p text:style-name="Code"><text:span text:style-name="T2">void seRegrouper(Sprite poisson) {</text:span></text:p>
      <text:p text:style-name="Code"><text:span text:style-name="T2"><text:tab/>int nbPoissons=poissons.size() ;</text:span></text:p>
      <text:p text:style-name="Code"><text:span text:style-name="T2"><text:tab/>int sommeX=0 ;</text:span></text:p>
      <text:p text:style-name="Code"><text:span text:style-name="T2"><text:tab/>int sommeY=0 ;</text:span></text:p>
      <text:p text:style-name="Code"><text:span text:style-name="T2"><text:tab/>foreach (Sprite autrePoisson in poissons) {</text:span></text:p>
      <text:p text:style-name="Code"><text:span text:style-name="T2"><text:tab/><text:tab/>sommeX=sommeX+autrePoisson.getX() ;</text:span></text:p>
      <text:p text:style-name="Code"><text:span text:style-name="T2"><text:tab/><text:tab/>sommeY=sommeY+autrePoisson.getY() ;</text:span></text:p>
      <text:p text:style-name="Code"><text:span text:style-name="T2"><text:tab/>}</text:span></text:p>
      <text:p text:style-name="Code"><text:span text:style-name="T2"><text:tab/>int moyenneX=sommeX/nbPoissons ;</text:span></text:p>
      <text:p text:style-name="Code"><text:span text:style-name="T2"><text:tab/>int moyenneY=sommeY/nbPoissons ;</text:span></text:p>
      <text:p text:style-name="Code"><text:span text:style-name="T2"><text:tab/>if (poisson.getX()&gt;moyenneX) poisson.position(poisson.getX()-1, poisson.getY()) ;</text:span></text:p>
      <text:p text:style-name="Code"><text:span text:style-name="T2"><text:tab/>else poisson.position(poisson.getX()+1, poisson.getY()) ;</text:span></text:p>
      <text:p text:style-name="Code"><text:span text:style-name="T2"><text:tab/>if (poisson.getX()&gt;moyenneY) poisson.position(poisson.getX(), poisson.getY()-1) ;</text:span></text:p>
      <text:p text:style-name="Code"><text:span text:style-name="T2"><text:tab/>else poisson.position(poisson.getX(), poisson.getY()+1) ;</text:span></text:p>
      <text:p text:style-name="Code"><text:span text:style-name="T2">}</text:span></text:p>
      <text:p text:style-name="Code"><text:span text:style-name="T2">void main() {</text:span></text:p>
      <text:p text:style-name="Code"><text:span text:style-name="T2"><text:tab/>poissons=new Group() ;</text:span></text:p>
      <text:p text:style-name="Code"><text:span text:style-name="T2"><text:tab/>for (int i=0 ; i&lt;20 ; i++) {</text:span></text:p>
      <text:p text:style-name="Code"><text:span text:style-name="T2"><text:tab/><text:tab/>Sprite poisson=new Sprite(random(0,500),random(0,500),20,20) ;</text:span></text:p>
      <text:p text:style-name="Code"><text:span text:style-name="T2"><text:tab/><text:tab/>poisson.load(''poisson.png'') ;</text:span></text:p>
      <text:p text:style-name="Code"><text:soft-page-break/><text:span text:style-name="T2"><text:tab/><text:tab/>poissons.add(poisson) ;</text:span></text:p>
      <text:p text:style-name="Code"><text:span text:style-name="T2"><text:tab/><text:tab/>poisson.onFrame(« seRegrouper »,true) ;</text:span></text:p>
      <text:p text:style-name="Code"><text:span text:style-name="T2"><text:tab/>}</text:span></text:p>
      <text:p text:style-name="Cod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1in" fo:margin-right="0in" fo:orphans="4" fo:widows="4" fo:text-indent="0in" style:auto-text-indent="false" style:page-number="auto"/>
      <style:text-properties style:font-name="Nimbus Roman No9 L"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6:37:58</meta:creation-date>
    <dc:date>2011-07-08T10:05:33</dc:date>
    <meta:editing-duration>P2DT23H4M24S</meta:editing-duration>
    <meta:editing-cycles>33</meta:editing-cycles>
    <meta:generator>OpenOffice.org/3.3$Unix OpenOffice.org_project/330m20$Build-9567</meta:generator>
    <meta:document-statistic meta:table-count="0" meta:image-count="0" meta:object-count="0" meta:page-count="9" meta:paragraph-count="283" meta:word-count="2753" meta:character-count="17838"/>
  </office:meta>
</office:document-meta>
</file>